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float" office:value="-0.0000157" calcext:value-type="float">
            <text:p>-1.57E-05</text:p>
          </table:table-cell>
          <table:table-cell office:value-type="string" calcext:value-type="string">
            <text:p>x1L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office:value-type="float" office:value="-0.0002889" calcext:value-type="float">
            <text:p>-0.0002889</text:p>
          </table:table-cell>
          <table:table-cell office:value-type="string" calcext:value-type="string">
            <text:p>y1L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office:value-type="float" office:value="-0.00002237" calcext:value-type="float">
            <text:p>-2.237E-05</text:p>
          </table:table-cell>
          <table:table-cell office:value-type="string" calcext:value-type="string">
            <text:p>x2L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2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5</text:p>
          </table:table-cell>
          <table:table-cell office:value-type="float" office:value="-0.00008968" calcext:value-type="float">
            <text:p>-8.968E-05</text:p>
          </table:table-cell>
          <table:table-cell office:value-type="string" calcext:value-type="string">
            <text:p>x1R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string" calcext:value-type="string">
            <text:p>v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1R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v7</text:p>
          </table:table-cell>
          <table:table-cell office:value-type="float" office:value="-0.0000523" calcext:value-type="float">
            <text:p>-5.23E-05</text:p>
          </table:table-cell>
          <table:table-cell office:value-type="string" calcext:value-type="string">
            <text:p>x2R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string" calcext:value-type="string">
            <text:p>v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2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ir</text:p>
          </table:table-cell>
          <table:table-cell table:formula="of:=  [.C1]*[.E1] + [.C2]*[.E2] + [.C3]*[.E3] + [.C4]*[.E4] + [.C5]*[.E5] + [.C6]*[.E6] + [.C7]*[.E7] + [.C8]*[.E8]" office:value-type="float" office:value="-0.27551553" calcext:value-type="float">
            <text:p>-0.275515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22:01:48.657644505</meta:creation-date>
    <dc:date>2023-03-14T22:15:21.472545252</dc:date>
    <meta:editing-duration>PT3M22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